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352" officeooo:paragraph-rsid="00009352"/>
    </style:style>
    <style:style style:name="P2" style:family="paragraph" style:parent-style-name="Standard">
      <style:text-properties officeooo:rsid="00009352" officeooo:paragraph-rsid="0004808f"/>
    </style:style>
    <style:style style:name="P3" style:family="paragraph" style:parent-style-name="Standard">
      <style:text-properties officeooo:rsid="00082425" officeooo:paragraph-rsid="00082425"/>
    </style:style>
    <style:style style:name="P4" style:family="paragraph" style:parent-style-name="Standard">
      <style:text-properties officeooo:rsid="000b92f1" officeooo:paragraph-rsid="000b92f1"/>
    </style:style>
    <style:style style:name="P5" style:family="paragraph" style:parent-style-name="Standard">
      <style:text-properties officeooo:rsid="000dab2e" officeooo:paragraph-rsid="000b92f1"/>
    </style:style>
    <style:style style:name="P6" style:family="paragraph" style:parent-style-name="Standard">
      <style:text-properties officeooo:rsid="0004808f" officeooo:paragraph-rsid="00009352"/>
    </style:style>
    <style:style style:name="P7" style:family="paragraph" style:parent-style-name="Standard">
      <style:text-properties officeooo:rsid="0004b192" officeooo:paragraph-rsid="00009352"/>
    </style:style>
    <style:style style:name="P8" style:family="paragraph" style:parent-style-name="Standard">
      <style:text-properties officeooo:rsid="0005611a" officeooo:paragraph-rsid="00009352"/>
    </style:style>
    <style:style style:name="P9" style:family="paragraph" style:parent-style-name="Standard">
      <style:text-properties officeooo:rsid="00009352" officeooo:paragraph-rsid="00009352"/>
    </style:style>
    <style:style style:name="P10" style:family="paragraph" style:parent-style-name="Standard">
      <style:text-properties officeooo:rsid="00136e25" officeooo:paragraph-rsid="00136e25"/>
    </style:style>
    <style:style style:name="P11" style:family="paragraph" style:parent-style-name="Standard">
      <style:text-properties officeooo:rsid="0014708c" officeooo:paragraph-rsid="0014708c"/>
    </style:style>
    <style:style style:name="P12" style:family="paragraph" style:parent-style-name="Standard">
      <style:text-properties officeooo:rsid="00166533" officeooo:paragraph-rsid="00166533"/>
    </style:style>
    <style:style style:name="T1" style:family="text">
      <style:text-properties officeooo:rsid="0002080d"/>
    </style:style>
    <style:style style:name="T2" style:family="text">
      <style:text-properties officeooo:rsid="000384ab"/>
    </style:style>
    <style:style style:name="T3" style:family="text">
      <style:text-properties officeooo:rsid="000401ca"/>
    </style:style>
    <style:style style:name="T4" style:family="text">
      <style:text-properties officeooo:rsid="0004808f"/>
    </style:style>
    <style:style style:name="T5" style:family="text">
      <style:text-properties officeooo:rsid="0004b192"/>
    </style:style>
    <style:style style:name="T6" style:family="text">
      <style:text-properties officeooo:rsid="0005611a"/>
    </style:style>
    <style:style style:name="T7" style:family="text">
      <style:text-properties officeooo:rsid="0007212a"/>
    </style:style>
    <style:style style:name="T8" style:family="text">
      <style:text-properties officeooo:rsid="00082425"/>
    </style:style>
    <style:style style:name="T9" style:family="text">
      <style:text-properties officeooo:rsid="0009cf8a"/>
    </style:style>
    <style:style style:name="T10" style:family="text">
      <style:text-properties officeooo:rsid="000c55ec"/>
    </style:style>
    <style:style style:name="T11" style:family="text">
      <style:text-properties officeooo:rsid="000dab2e"/>
    </style:style>
    <style:style style:name="T12" style:family="text">
      <style:text-properties officeooo:rsid="000e3d94"/>
    </style:style>
    <style:style style:name="T13" style:family="text">
      <style:text-properties officeooo:rsid="000e4877"/>
    </style:style>
    <style:style style:name="T14" style:family="text">
      <style:text-properties officeooo:rsid="000f0a30"/>
    </style:style>
    <style:style style:name="T15" style:family="text">
      <style:text-properties officeooo:rsid="0011dda5"/>
    </style:style>
    <style:style style:name="T16" style:family="text">
      <style:text-properties officeooo:rsid="00128d4d"/>
    </style:style>
    <style:style style:name="T17" style:family="text">
      <style:text-properties officeooo:rsid="0014708c"/>
    </style:style>
    <style:style style:name="T18" style:family="text">
      <style:text-properties officeooo:rsid="00163a72"/>
    </style:style>
    <style:style style:name="T19" style:family="text">
      <style:text-properties officeooo:rsid="00164a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this for?</text:p>
      <text:p text:style-name="P1">Algorithm overview</text:p>
      <text:p text:style-name="P1"><text:tab/><text:span text:style-name="T2">use </text:span>local time clock <text:span text:style-name="T2">to</text:span></text:p>
      <text:p text:style-name="P1"><text:tab/><text:tab/><text:span text:style-name="T2">decode the timing key of source node</text:span></text:p>
      <text:p text:style-name="P1"><text:tab/><text:tab/><text:span text:style-name="T2">verify security of packet</text:span></text:p>
      <text:p text:style-name="P1"><text:tab/><text:span text:style-name="T3">use different time values for subsequent transmissions.</text:span></text:p>
      <text:p text:style-name="P1"><text:tab/></text:p>
      <text:p text:style-name="P1"><text:tab/><text:span text:style-name="T8">Nodes must be statically deployed.</text:span></text:p>
      <text:p text:style-name="P1"><text:tab/><text:span text:style-name="T9">Message sizes are fixed.</text:span></text:p>
      <text:p text:style-name="P1"><text:tab/><text:tab/><text:span text:style-name="T10">Each message includes the ID and local counter of the sender.</text:span></text:p>
      <text:p text:style-name="P4"><text:tab/>Keys are a function of the current time and the initialization vector (IV)</text:p>
      <text:p text:style-name="P4"/>
      <text:p text:style-name="P4"><text:tab/><text:span text:style-name="T11">Each node has a tick window that contains a spread of time offsets.</text:span></text:p>
      <text:p text:style-name="P4"><text:tab/><text:tab/><text:span text:style-name="T11">The window is computed using variables consisting of:</text:span></text:p>
      <text:p text:style-name="P4"><text:tab/><text:tab/><text:tab/><text:span text:style-name="T11">a) The processing time it takes to create the messages</text:span></text:p>
      <text:p text:style-name="P4"><text:tab/><text:tab/><text:tab/><text:span text:style-name="T11">b) The possible time drift</text:span></text:p>
      <text:p text:style-name="P5"><text:tab/><text:tab/><text:tab/>c) Propagation delay</text:p>
      <text:p text:style-name="P4"><text:tab/><text:tab/><text:tab/></text:p>
      <text:p text:style-name="P4"/>
      <text:p text:style-name="P1"/>
      <text:p text:style-name="P6">Time-Based Key Management (TKM)</text:p>
      <text:p text:style-name="P7"><text:tab/>creating of keys that will be used by crypto dynamically using local time.</text:p>
      <text:p text:style-name="P6">Crypto (CRYPT)</text:p>
      <text:p text:style-name="P1"><text:tab/><text:span text:style-name="T5">addresses the security part of the problem</text:span></text:p>
      <text:p text:style-name="P1"><text:tab/><text:span text:style-name="T12">Obtains time-based keys from the TKM and attempts to decrypt incoming message.</text:span></text:p>
      <text:p text:style-name="P1"><text:tab/><text:span text:style-name="T12">The smaller the window, the less keys will be used and the faster the algorithm is.</text:span></text:p>
      <text:p text:style-name="P1"><text:tab/><text:span text:style-name="T13">Process continues until the correct key is found or the message is marked as malicious.</text:span></text:p>
      <text:p text:style-name="P1"><text:tab/><text:span text:style-name="T14">Uses RC4 encryption algorithm.</text:span></text:p>
      <text:p text:style-name="P1"/>
      <text:p text:style-name="P6">Filtering-Forwarding (FFWD)</text:p>
      <text:p text:style-name="P1"><text:tab/><text:span text:style-name="T5">filters incoming malicious packet or forwards packet</text:span></text:p>
      <text:p text:style-name="P1"/>
      <text:p text:style-name="P1"><text:tab/><text:span text:style-name="T6">Steps</text:span></text:p>
      <text:p text:style-name="P8"><text:tab/><text:tab/>1) Source nodes are synchronized and loaded with a network-wide initialization vector (IV) pre-deployment.</text:p>
      <text:p text:style-name="P1"><text:tab/><text:tab/><text:tab/><text:span text:style-name="T7">1a) IV + local time will be used to generate dynamic keys</text:span></text:p>
      <text:p text:style-name="P1"/>
      <text:p text:style-name="P1"/>
      <text:p text:style-name="P1"/>
      <text:p text:style-name="P1"/>
      <text:p text:style-name="P1">Benefits</text:p>
      <text:p text:style-name="P1"><text:tab/>vs. en-route-filtering scheme</text:p>
      <text:p text:style-name="P1"><text:tab/><text:tab/><text:span text:style-name="T1">keys being refreshed and distributed cost energy</text:span></text:p>
      <text:p text:style-name="P2"><text:tab/><text:span text:style-name="T4">not “chatty”, helps with radio silence.</text:span></text:p>
      <text:p text:style-name="P2"/>
      <text:p text:style-name="P3">Non-benefits</text:p>
      <text:p text:style-name="P3"><text:tab/>Only consider false inject and eavesdropping of messages. Insider attacks not considered.</text:p>
      <text:p text:style-name="P2"><text:s/></text:p>
      <text:p text:style-name="P1">results</text:p>
      <text:p text:style-name="P1"><text:soft-page-break/><text:tab/><text:span text:style-name="T15">significantly less energy consumption then at least five other en-route filtering protocols.</text:span></text:p>
      <text:p text:style-name="P1"><text:tab/><text:span text:style-name="T16">Energy consumption remains constant in the event of an attack.</text:span></text:p>
      <text:p text:style-name="P1"><text:tab/><text:span text:style-name="T16">Key trails increase linearly with an increase of malicious nodes.</text:span></text:p>
      <text:p text:style-name="P1"/>
      <text:p text:style-name="P1"/>
      <text:p text:style-name="P1"><text:tab/></text:p>
      <text:p text:style-name="P1"/>
      <text:p text:style-name="P10">Outline</text:p>
      <text:p text:style-name="P12">T = TICK</text:p>
      <text:p text:style-name="P12">A = APEC</text:p>
      <text:p text:style-name="P12">[X] = Link</text:p>
      <text:p text:style-name="P10"/>
      <text:p text:style-name="P10">1) Describe previous <text:span text:style-name="T18">attempts</text:span> at:</text:p>
      <text:p text:style-name="P10"><text:tab/>a) <text:span text:style-name="T19">A</text:span>uthentication</text:p>
      <text:p text:style-name="P10"><text:tab/>b) Encryption</text:p>
      <text:p text:style-name="P10"/>
      <text:p text:style-name="P10">2) Our Motivation</text:p>
      <text:p text:style-name="P10"/>
      <text:p text:style-name="P10">3) Brief Discussion</text:p>
      <text:p text:style-name="P10"><text:tab/>a) APEC</text:p>
      <text:p text:style-name="P10"><text:tab/>b) TICK</text:p>
      <text:p text:style-name="P10"/>
      <text:p text:style-name="P10">4) <text:span text:style-name="T17">Merger (ideas)</text:span></text:p>
      <text:p text:style-name="P10"/>
      <text:p text:style-name="P11">5) Simulation (Technologies)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2:41:09.160000000</meta:creation-date>
    <dc:date>2017-01-07T13:05:35.426000000</dc:date>
    <meta:editing-duration>PT1H45M31S</meta:editing-duration>
    <meta:editing-cycles>23</meta:editing-cycles>
    <meta:generator>LibreOffice/5.2.3.3$Windows_x86 LibreOffice_project/d54a8868f08a7b39642414cf2c8ef2f228f780cf</meta:generator>
    <meta:document-statistic meta:table-count="0" meta:image-count="0" meta:object-count="0" meta:page-count="2" meta:paragraph-count="55" meta:word-count="308" meta:character-count="1969" meta:non-whitespace-character-count="1658"/>
  </office:meta>
</office:document-meta>
</file>